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0.9217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5035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075in"/>
    </style:style>
    <style:style style:name="co17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3"/>
    <style:style style:name="ce5" style:family="table-cell" style:parent-style-name="Default" style:data-style-name="N122"/>
    <style:style style:name="ce7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9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: 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9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M_time: 28.286534</text:p>
          </table:table-cell>
          <table:table-cell office:value-type="float" office:value="15.547169" calcext:value-type="float">
            <text:p>15.547169</text:p>
          </table:table-cell>
          <table:table-cell office:value-type="float" office:value="14.107551" calcext:value-type="float">
            <text:p>14.107551</text:p>
          </table:table-cell>
          <table:table-cell office:value-type="float" office:value="16.848081" calcext:value-type="float">
            <text:p>16.848081</text:p>
          </table:table-cell>
          <table:table-cell office:value-type="float" office:value="12.754421" calcext:value-type="float">
            <text:p>12.754421</text:p>
          </table:table-cell>
          <table:table-cell office:value-type="float" office:value="13.263052" calcext:value-type="float">
            <text:p>13.263052</text:p>
          </table:table-cell>
          <table:table-cell office:value-type="float" office:value="13.332774" calcext:value-type="float">
            <text:p>13.332774</text:p>
          </table:table-cell>
          <table:table-cell office:value-type="float" office:value="12.720472" calcext:value-type="float">
            <text:p>12.720472</text:p>
          </table:table-cell>
          <table:table-cell office:value-type="float" office:value="15.915137" calcext:value-type="float">
            <text:p>15.915137</text:p>
          </table:table-cell>
          <table:table-cell office:value-type="float" office:value="14.377183" calcext:value-type="float">
            <text:p>14.377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VDIMM_time: 5.105239</text:p>
          </table:table-cell>
          <table:table-cell office:value-type="float" office:value="4.081699" calcext:value-type="float">
            <text:p>4.081699</text:p>
          </table:table-cell>
          <table:table-cell office:value-type="float" office:value="4.487047" calcext:value-type="float">
            <text:p>4.487047</text:p>
          </table:table-cell>
          <table:table-cell office:value-type="float" office:value="4.235279" calcext:value-type="float">
            <text:p>4.235279</text:p>
          </table:table-cell>
          <table:table-cell office:value-type="float" office:value="3.991719" calcext:value-type="float">
            <text:p>3.991719</text:p>
          </table:table-cell>
          <table:table-cell office:value-type="float" office:value="3.130042" calcext:value-type="float">
            <text:p>3.130042</text:p>
          </table:table-cell>
          <table:table-cell office:value-type="float" office:value="4.253446" calcext:value-type="float">
            <text:p>4.253446</text:p>
          </table:table-cell>
          <table:table-cell office:value-type="float" office:value="4.129922" calcext:value-type="float">
            <text:p>4.129922</text:p>
          </table:table-cell>
          <table:table-cell office:value-type="float" office:value="4.044959" calcext:value-type="float">
            <text:p>4.044959</text:p>
          </table:table-cell>
          <table:table-cell office:value-type="float" office:value="3.137981" calcext:value-type="float">
            <text:p>3.137981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8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M_time: 16.798516</text:p>
          </table:table-cell>
          <table:table-cell office:value-type="float" office:value="18.311421" calcext:value-type="float">
            <text:p>18.311421</text:p>
          </table:table-cell>
          <table:table-cell office:value-type="float" office:value="10.963939" calcext:value-type="float">
            <text:p>10.963939</text:p>
          </table:table-cell>
          <table:table-cell office:value-type="float" office:value="12.69009" calcext:value-type="float">
            <text:p>12.69009</text:p>
          </table:table-cell>
          <table:table-cell office:value-type="float" office:value="12.120287" calcext:value-type="float">
            <text:p>12.120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DIMM_time: 15.162388</text:p>
          </table:table-cell>
          <table:table-cell office:value-type="float" office:value="13.37167" calcext:value-type="float">
            <text:p>13.37167</text:p>
          </table:table-cell>
          <table:table-cell office:value-type="float" office:value="12.326754" calcext:value-type="float">
            <text:p>12.326754</text:p>
          </table:table-cell>
          <table:table-cell office:value-type="float" office:value="9.51333" calcext:value-type="float">
            <text:p>9.51333</text:p>
          </table:table-cell>
          <table:table-cell office:value-type="float" office:value="14.263847" calcext:value-type="float">
            <text:p>14.263847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8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50000</text:p>
          </table:table-cell>
          <table:table-cell office:value-type="string" calcext:value-type="string">
            <text:p><text:s/>threads: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M_time: 37.013677</text:p>
          </table:table-cell>
          <table:table-cell office:value-type="float" office:value="24.124871" calcext:value-type="float">
            <text:p>24.124871</text:p>
          </table:table-cell>
          <table:table-cell office:value-type="float" office:value="23.432882" calcext:value-type="float">
            <text:p>23.432882</text:p>
          </table:table-cell>
          <table:table-cell office:value-type="float" office:value="28.038106" calcext:value-type="float">
            <text:p>28.038106</text:p>
          </table:table-cell>
          <table:table-cell office:value-type="float" office:value="21.134025" calcext:value-type="float">
            <text:p>21.1340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DIMM_time: 27.980703</text:p>
          </table:table-cell>
          <table:table-cell office:value-type="float" office:value="23.585138" calcext:value-type="float">
            <text:p>23.585138</text:p>
          </table:table-cell>
          <table:table-cell office:value-type="float" office:value="25.061682" calcext:value-type="float">
            <text:p>25.061682</text:p>
          </table:table-cell>
          <table:table-cell office:value-type="float" office:value="22.020075" calcext:value-type="float">
            <text:p>22.020075</text:p>
          </table:table-cell>
          <table:table-cell office:value-type="float" office:value="21.893363" calcext:value-type="float">
            <text:p>21.893363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10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8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100000</text:p>
          </table:table-cell>
          <table:table-cell office:value-type="string" calcext:value-type="string">
            <text:p><text:s/>threads: 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10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K: 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M_time: 67.7397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100000</text:p>
          </table:table-cell>
          <table:table-cell office:value-type="string" calcext:value-type="string">
            <text:p><text:s/>threads: 1</text:p>
          </table:table-cell>
          <table:table-cell office:value-type="string" calcext:value-type="string">
            <text:p><text:s/>dram_start: 85000</text:p>
          </table:table-cell>
          <table:table-cell office:value-type="string" calcext:value-type="string">
            <text:p><text:s/>K: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DIMM_time: 55.075597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 85000</text:p>
          </table:table-cell>
          <table:table-cell office:value-type="string" calcext:value-type="string">
            <text:p><text:s/>n: 20000</text:p>
          </table:table-cell>
          <table:table-cell office:value-type="string" calcext:value-type="string">
            <text:p><text:s/>threads: 8</text:p>
          </table:table-cell>
          <table:table-cell office:value-type="string" calcext:value-type="string">
            <text:p><text:s/>K: 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RAM_time:</text:p>
          </table:table-cell>
          <table:table-cell office:value-type="float" office:value="0.762058" calcext:value-type="float">
            <text:p>0.762058</text:p>
          </table:table-cell>
          <table:table-cell office:value-type="float" office:value="1.641074" calcext:value-type="float">
            <text:p>1.641074</text:p>
          </table:table-cell>
          <table:table-cell office:value-type="float" office:value="1.659529" calcext:value-type="float">
            <text:p>1.659529</text:p>
          </table:table-cell>
          <table:table-cell office:value-type="float" office:value="1.643698" calcext:value-type="float">
            <text:p>1.643698</text:p>
          </table:table-cell>
          <table:table-cell office:value-type="float" office:value="1.659939" calcext:value-type="float">
            <text:p>1.659939</text:p>
          </table:table-cell>
          <table:table-cell office:value-type="float" office:value="1.643914" calcext:value-type="float">
            <text:p>1.643914</text:p>
          </table:table-cell>
          <table:table-cell office:value-type="float" office:value="1.581367" calcext:value-type="float">
            <text:p>1.581367</text:p>
          </table:table-cell>
          <table:table-cell office:value-type="float" office:value="1.641567" calcext:value-type="float">
            <text:p>1.641567</text:p>
          </table:table-cell>
          <table:table-cell office:value-type="float" office:value="1.641387" calcext:value-type="float">
            <text:p>1.641387</text:p>
          </table:table-cell>
          <table:table-cell office:value-type="float" office:value="1.641258" calcext:value-type="float">
            <text:p>1.641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5000</text:p>
          </table:table-cell>
          <table:table-cell office:value-type="string" calcext:value-type="string">
            <text:p><text:s/>n: 20000</text:p>
          </table:table-cell>
          <table:table-cell office:value-type="string" calcext:value-type="string">
            <text:p><text:s/>threads: 8</text:p>
          </table:table-cell>
          <table:table-cell office:value-type="string" calcext:value-type="string">
            <text:p><text:s/>dram_start: 85000</text:p>
          </table:table-cell>
          <table:table-cell office:value-type="string" calcext:value-type="string">
            <text:p><text:s/>K: 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VDIMM_time: </text:p>
          </table:table-cell>
          <table:table-cell office:value-type="float" office:value="142.776412" calcext:value-type="float">
            <text:p>142.776412</text:p>
          </table:table-cell>
          <table:table-cell office:value-type="float" office:value="143.396876" calcext:value-type="float">
            <text:p>143.396876</text:p>
          </table:table-cell>
          <table:table-cell office:value-type="float" office:value="139.764163" calcext:value-type="float">
            <text:p>139.764163</text:p>
          </table:table-cell>
          <table:table-cell office:value-type="float" office:value="140.70663" calcext:value-type="float">
            <text:p>140.70663</text:p>
          </table:table-cell>
          <table:table-cell office:value-type="float" office:value="141.537982" calcext:value-type="float">
            <text:p>141.537982</text:p>
          </table:table-cell>
          <table:table-cell office:value-type="float" office:value="142.439403" calcext:value-type="float">
            <text:p>142.439403</text:p>
          </table:table-cell>
          <table:table-cell office:value-type="float" office:value="142.816825" calcext:value-type="float">
            <text:p>142.816825</text:p>
          </table:table-cell>
          <table:table-cell office:value-type="float" office:value="144.186172" calcext:value-type="float">
            <text:p>144.186172</text:p>
          </table:table-cell>
          <table:table-cell office:value-type="float" office:value="144.468857" calcext:value-type="float">
            <text:p>144.468857</text:p>
          </table:table-cell>
          <table:table-cell office:value-type="float" office:value="144.926926" calcext:value-type="float">
            <text:p>144.926926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:100000</text:p>
          </table:table-cell>
          <table:table-cell office:value-type="string" calcext:value-type="string">
            <text:p>n:10000</text:p>
          </table:table-cell>
          <table:table-cell office:value-type="string" calcext:value-type="string">
            <text:p>nvdimm_size:5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m_threads</text:p>
          </table:table-cell>
          <table:table-cell office:value-type="string" calcext:value-type="string">
            <text:p>nvdimm_threads</text:p>
          </table:table-cell>
          <table:table-cell office:value-type="string" calcext:value-type="string">
            <text:p>dram_time</text:p>
          </table:table-cell>
          <table:table-cell office:value-type="string" calcext:value-type="string">
            <text:p>nvdimm_tim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.345236" calcext:value-type="float">
            <text:p>6.35</text:p>
          </table:table-cell>
          <table:table-cell table:style-name="ce1" office:value-type="float" office:value="48.883164" calcext:value-type="float">
            <text:p>48.8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3.222672" calcext:value-type="float">
            <text:p>3.22</text:p>
          </table:table-cell>
          <table:table-cell table:style-name="ce1" office:value-type="float" office:value="44.76631" calcext:value-type="float">
            <text:p>44.77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.188246" calcext:value-type="float">
            <text:p>2.19</text:p>
          </table:table-cell>
          <table:table-cell table:style-name="ce1" office:value-type="float" office:value="39.728815" calcext:value-type="float">
            <text:p>39.7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.664067" calcext:value-type="float">
            <text:p>1.66</text:p>
          </table:table-cell>
          <table:table-cell table:style-name="ce1" office:value-type="float" office:value="36.393496" calcext:value-type="float">
            <text:p>36.39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.62706" calcext:value-type="float">
            <text:p>1.63</text:p>
          </table:table-cell>
          <table:table-cell table:style-name="ce1" office:value-type="float" office:value="38.028464" calcext:value-type="float">
            <text:p>38.0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.14073" calcext:value-type="float">
            <text:p>1.14</text:p>
          </table:table-cell>
          <table:table-cell table:style-name="ce1" office:value-type="float" office:value="34.377154" calcext:value-type="float">
            <text:p>34.38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990587" calcext:value-type="float">
            <text:p>0.99</text:p>
          </table:table-cell>
          <table:table-cell table:style-name="ce1" office:value-type="float" office:value="23.399653" calcext:value-type="float">
            <text:p>23.40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1" office:value-type="float" office:value="0.881716" calcext:value-type="float">
            <text:p>0.88</text:p>
          </table:table-cell>
          <table:table-cell table:style-name="ce1" office:value-type="float" office:value="24.027589" calcext:value-type="float">
            <text:p>24.03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802802" calcext:value-type="float">
            <text:p>0.80</text:p>
          </table:table-cell>
          <table:table-cell table:style-name="ce1" office:value-type="float" office:value="17.038988" calcext:value-type="float">
            <text:p>17.0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726417" calcext:value-type="float">
            <text:p>0.73</text:p>
          </table:table-cell>
          <table:table-cell table:style-name="ce1" office:value-type="float" office:value="13.942554" calcext:value-type="float">
            <text:p>13.94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61083" calcext:value-type="float">
            <text:p>0.61</text:p>
          </table:table-cell>
          <table:table-cell table:style-name="ce1" office:value-type="float" office:value="11.554751" calcext:value-type="float">
            <text:p>11.55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639457" calcext:value-type="float">
            <text:p>0.64</text:p>
          </table:table-cell>
          <table:table-cell table:style-name="ce1" office:value-type="float" office:value="8.575708" calcext:value-type="float">
            <text:p>8.58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543019" calcext:value-type="float">
            <text:p>0.54</text:p>
          </table:table-cell>
          <table:table-cell table:style-name="ce1" office:value-type="float" office:value="5.719499" calcext:value-type="float">
            <text:p>5.72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274796" calcext:value-type="float">
            <text:p>0.27</text:p>
          </table:table-cell>
          <table:table-cell table:style-name="ce1" office:value-type="float" office:value="2.782327" calcext:value-type="float">
            <text:p>2.78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259391" calcext:value-type="float">
            <text:p>0.26</text:p>
          </table:table-cell>
          <table:table-cell table:style-name="ce1" office:value-type="float" office:value="0.638562" calcext:value-type="float">
            <text:p>0.64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dram_thread</text:p>
          </table:table-cell>
          <table:table-cell office:value-type="string" calcext:value-type="string">
            <text:p>nvdim_thread</text:p>
          </table:table-cell>
          <table:table-cell office:value-type="string" calcext:value-type="string">
            <text:p>dram_average</text:p>
          </table:table-cell>
          <table:table-cell office:value-type="string" calcext:value-type="string">
            <text:p>nvdimm_average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911856" calcext:value-type="float">
            <text:p>3.91</text:p>
          </table:table-cell>
          <table:table-cell table:style-name="ce1" office:value-type="float" office:value="7.613502" calcext:value-type="float">
            <text:p>7.61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95412" calcext:value-type="float">
            <text:p>3.95</text:p>
          </table:table-cell>
          <table:table-cell table:style-name="ce1" office:value-type="float" office:value="6.340246" calcext:value-type="float">
            <text:p>6.34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872536" calcext:value-type="float">
            <text:p>3.87</text:p>
          </table:table-cell>
          <table:table-cell table:style-name="ce1" office:value-type="float" office:value="4.817879" calcext:value-type="float">
            <text:p>4.82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94315" calcext:value-type="float">
            <text:p>3.94</text:p>
          </table:table-cell>
          <table:table-cell table:style-name="ce1" office:value-type="float" office:value="3.391263" calcext:value-type="float">
            <text:p>3.39</text:p>
          </table:table-cell>
        </table:table-row>
        <table:table-row table:style-name="ro1">
          <table:table-cell table:number-columns-repeated="12"/>
          <table:table-cell table:number-columns-repeated="2" table:style-name="ce2" office:value-type="float" office:value="100000" calcext:value-type="float">
            <text:p>100,00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.840147" calcext:value-type="float">
            <text:p>3.84</text:p>
          </table:table-cell>
          <table:table-cell table:style-name="ce1" office:value-type="float" office:value="1.69837" calcext:value-type="float">
            <text:p>1.70</text:p>
          </table:table-cell>
        </table:table-row>
      </table:table>
      <table:table table:name="Sheet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m:1000</text:p>
          </table:table-cell>
          <table:table-cell office:value-type="string" calcext:value-type="string">
            <text:p>n:1000000</text:p>
          </table:table-cell>
          <table:table-cell office:value-type="string" calcext:value-type="string">
            <text:p>nvdimm_size:2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5.949101" calcext:value-type="float">
            <text:p>5.9491</text:p>
          </table:table-cell>
          <table:table-cell table:style-name="ce5" office:value-type="float" office:value="210.533855" calcext:value-type="float">
            <text:p>210.5339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2.573006" calcext:value-type="float">
            <text:p>2.5730</text:p>
          </table:table-cell>
          <table:table-cell table:style-name="ce5" office:value-type="float" office:value="197.156477" calcext:value-type="float">
            <text:p>197.1565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.533908" calcext:value-type="float">
            <text:p>1.5339</text:p>
          </table:table-cell>
          <table:table-cell table:style-name="ce5" office:value-type="float" office:value="180.767003" calcext:value-type="float">
            <text:p>180.7670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.232914" calcext:value-type="float">
            <text:p>1.2329</text:p>
          </table:table-cell>
          <table:table-cell table:style-name="ce5" office:value-type="float" office:value="163.895205" calcext:value-type="float">
            <text:p>163.8952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.079067" calcext:value-type="float">
            <text:p>1.0791</text:p>
          </table:table-cell>
          <table:table-cell table:style-name="ce5" office:value-type="float" office:value="141.083725" calcext:value-type="float">
            <text:p>141.0837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.027829" calcext:value-type="float">
            <text:p>1.0278</text:p>
          </table:table-cell>
          <table:table-cell table:style-name="ce5" office:value-type="float" office:value="126.934013" calcext:value-type="float">
            <text:p>126.9340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0.719077" calcext:value-type="float">
            <text:p>0.7191</text:p>
          </table:table-cell>
          <table:table-cell table:style-name="ce5" office:value-type="float" office:value="110.960011" calcext:value-type="float">
            <text:p>110.9600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float" office:value="0.647415" calcext:value-type="float">
            <text:p>0.6474</text:p>
          </table:table-cell>
          <table:table-cell table:style-name="ce5" office:value-type="float" office:value="93.4444" calcext:value-type="float">
            <text:p>93.4444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75117" calcext:value-type="float">
            <text:p>0.7512</text:p>
          </table:table-cell>
          <table:table-cell table:style-name="ce5" office:value-type="float" office:value="74.331293" calcext:value-type="float">
            <text:p>74.3313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575063" calcext:value-type="float">
            <text:p>0.5751</text:p>
          </table:table-cell>
          <table:table-cell table:style-name="ce5" office:value-type="float" office:value="63.563609" calcext:value-type="float">
            <text:p>63.5636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547121" calcext:value-type="float">
            <text:p>0.5471</text:p>
          </table:table-cell>
          <table:table-cell table:style-name="ce5" office:value-type="float" office:value="46.322645" calcext:value-type="float">
            <text:p>46.3226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486622" calcext:value-type="float">
            <text:p>0.4866</text:p>
          </table:table-cell>
          <table:table-cell table:style-name="ce5" office:value-type="float" office:value="34.83281" calcext:value-type="float">
            <text:p>34.8328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447996" calcext:value-type="float">
            <text:p>0.4480</text:p>
          </table:table-cell>
          <table:table-cell table:style-name="ce5" office:value-type="float" office:value="22.110802" calcext:value-type="float">
            <text:p>22.1108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22524" calcext:value-type="float">
            <text:p>0.4225</text:p>
          </table:table-cell>
          <table:table-cell table:style-name="ce5" office:value-type="float" office:value="10.521885" calcext:value-type="float">
            <text:p>10.5219</text:p>
          </table:table-cell>
          <table:table-cell table:number-columns-repeated="6"/>
        </table:table-row>
        <table:table-row table:style-name="ro1"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388221" calcext:value-type="float">
            <text:p>0.3882</text:p>
          </table:table-cell>
          <table:table-cell table:style-name="ce5" office:value-type="float" office:value="2.638422" calcext:value-type="float">
            <text:p>2.6384</text:p>
          </table:table-cell>
          <table:table-cell table:number-columns-repeated="6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tem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dimm only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m:200</text:p>
          </table:table-cell>
          <table:table-cell office:value-type="string" calcext:value-type="string">
            <text:p>n:1000000</text:p>
          </table:table-cell>
          <table:table-cell office:value-type="string" calcext:value-type="string">
            <text:p>k:1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threads</text:p>
          </table:table-cell>
          <table:table-cell table:number-columns-repeated="2" office:value-type="string" calcext:value-type="string">
            <text:p>time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.571781" calcext:value-type="float">
            <text:p>2.572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.647915" calcext:value-type="float">
            <text:p>8.648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3.22875" calcext:value-type="float">
            <text:p>13.229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8.673784" calcext:value-type="float">
            <text:p>18.674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8.38871" calcext:value-type="float">
            <text:p>28.389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4.981372" calcext:value-type="float">
            <text:p>34.981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7.229968" calcext:value-type="float">
            <text:p>37.230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44.200531" calcext:value-type="float">
            <text:p>44.201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0.14871" calcext:value-type="float">
            <text:p>50.149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59.810429" calcext:value-type="float">
            <text:p>59.810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65.005707" calcext:value-type="float">
            <text:p>65.006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2" calcext:value-type="float">
            <text:p>12</text:p>
          </table:table-cell>
          <table:table-cell table:style-name="ce7" office:value-type="float" office:value="70.621215" calcext:value-type="float">
            <text:p>70.621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79.729005" calcext:value-type="float">
            <text:p>79.729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84.830977" calcext:value-type="float">
            <text:p>84.831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90.738689" calcext:value-type="float">
            <text:p>90.739</text:p>
          </table:table-cell>
        </table:table-row>
        <table:table-row table:style-name="ro1">
          <table:table-cell table:number-columns-repeated="9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,000,000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96.28587" calcext:value-type="float">
            <text:p>96.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20:34:20.514860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9:05:45.392035017</meta:creation-date>
    <dc:date>2021-08-05T23:17:40.697554817</dc:date>
    <meta:editing-duration>PT1H15M10S</meta:editing-duration>
    <meta:editing-cycles>5</meta:editing-cycles>
    <meta:generator>LibreOffice/7.0.6.2$Linux_X86_64 LibreOffice_project/00$Build-2</meta:generator>
    <meta:document-statistic meta:table-count="2" meta:cell-count="416" meta:object-count="0"/>
  </office:meta>
</office:document-meta>
</file>